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cip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tank_temp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_temp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urn_temp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urn_temp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w_water_rate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w_water_rate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buted_water_flow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buted_water_flow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ing_agent_temp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ing_agent_temp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ge_rate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ge_rate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ing_agent_c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ing_agent_c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1" table:style-name="ta1"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2">
          <table:table-cell office:value-type="string" calcext:value-type="string">
            <text:p>prod_2_flow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_2_flow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_1_tem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_1_tem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_final_temp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_final_temp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_1_flow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_1_flow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out_dtmi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rout_dtmi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in_1_dtmi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rin_1_dtmi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_1_btemp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_1_btemp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_2_c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_2_c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in_2_dtm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rin_2_dtm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_1_cp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_1_cp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_2_temp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_2_temp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_2_btemp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_2_btemp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107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107P0"/>
    </number:currency-style>
    <number:currency-style style:name="N10106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MacOSX_x86 LibreOffice_project/61cb170a04bb1f12e77c884eab9192be736ec5f5</meta:generator>
    <meta:initial-creator>bungener</meta:initial-creator>
    <meta:creation-date>2013-12-05T17:53:28Z</meta:creation-date>
    <dc:date>2014-08-06T08:24:02.008434000</dc:date>
    <meta:editing-cycles>3</meta:editing-cycles>
    <meta:editing-duration>PT1M57S</meta:editing-duration>
    <meta:document-statistic meta:table-count="2" meta:cell-count="114" meta:object-count="0"/>
  </office:meta>
</office:document-meta>
</file>